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2">
      <style:paragraph-properties fo:margin-top="0.423cm" fo:margin-bottom="0.423cm" fo:line-height="100%"/>
    </style:style>
    <style:style style:name="P2" style:family="paragraph" style:parent-style-name="Heading_20_2">
      <style:paragraph-properties fo:margin-left="1.27cm" fo:margin-right="0cm" fo:margin-top="0.423cm" fo:margin-bottom="0.423cm" fo:line-height="100%" fo:text-indent="0cm" style:auto-text-indent="false"/>
    </style:style>
    <style:style style:name="P3" style:family="paragraph" style:parent-style-name="Heading_20_1">
      <style:paragraph-properties fo:break-before="page"/>
    </style:style>
    <style:style style:name="P4" style:family="paragraph" style:parent-style-name="Heading_20_1">
      <style:paragraph-properties fo:margin-top="0.423cm" fo:margin-bottom="0.423cm" fo:line-height="100%" fo:break-before="page"/>
    </style:style>
    <style:style style:name="P5" style:family="paragraph" style:parent-style-name="Heading_20_1">
      <style:paragraph-properties fo:margin-top="0.423cm" fo:margin-bottom="0.423cm" fo:line-height="100%"/>
    </style:style>
    <style:style style:name="P6" style:family="paragraph" style:parent-style-name="Heading_20_3">
      <style:paragraph-properties fo:margin-left="1.27cm" fo:margin-right="0cm" fo:margin-top="0.423cm" fo:margin-bottom="0.423cm" fo:line-height="100%" fo:text-indent="0cm" style:auto-text-indent="false"/>
    </style:style>
    <style:style style:name="P7" style:family="paragraph" style:parent-style-name="Title" style:master-page-name="First_20_Page">
      <style:paragraph-properties fo:text-align="center" style:justify-single-word="false" style:page-number="auto"/>
    </style:style>
    <style:style style:name="P8" style:family="paragraph" style:parent-style-name="Standard">
      <style:paragraph-properties fo:text-align="start" style:justify-single-word="false"/>
    </style:style>
    <style:style style:name="P9" style:family="paragraph" style:parent-style-name="Standard">
      <style:paragraph-properties fo:break-before="page"/>
    </style:style>
    <style:style style:name="P10" style:family="paragraph" style:parent-style-name="Standard">
      <style:paragraph-properties fo:margin-left="0.635cm" fo:margin-right="0cm" fo:margin-top="0.106cm" fo:margin-bottom="0cm" fo:line-height="100%" fo:orphans="0" fo:widows="0" fo:text-indent="0cm" style:auto-text-indent="false">
        <style:tab-stops>
          <style:tab-stop style:position="21.167cm" style:type="right" style:leader-style="dotted" style:leader-text="."/>
        </style:tab-stops>
      </style:paragraph-properties>
    </style:style>
    <style:style style:name="P11" style:family="paragraph" style:parent-style-name="Standard">
      <style:paragraph-properties fo:margin-left="1.27cm" fo:margin-right="0cm" fo:margin-top="0.423cm" fo:margin-bottom="0.423cm" fo:line-height="100%" fo:text-indent="0cm" style:auto-text-indent="false"/>
    </style:style>
    <style:style style:name="P12" style:family="paragraph" style:parent-style-name="Standard" style:list-style-name="WWNum1">
      <style:paragraph-properties fo:margin-left="2.54cm" fo:margin-right="0cm" fo:margin-top="0cm" fo:margin-bottom="0cm" fo:line-height="100%" fo:text-indent="-0.635cm" style:auto-text-indent="false"/>
    </style:style>
    <style:style style:name="P13" style:family="paragraph" style:parent-style-name="Standard" style:list-style-name="WWNum6">
      <style:paragraph-properties fo:margin-left="2.54cm" fo:margin-right="0cm" fo:margin-top="0cm" fo:margin-bottom="0cm" fo:line-height="100%" fo:text-indent="-0.635cm" style:auto-text-indent="false"/>
    </style:style>
    <style:style style:name="P14" style:family="paragraph" style:parent-style-name="Standard" style:list-style-name="WWNum2">
      <style:paragraph-properties fo:margin-left="2.54cm" fo:margin-right="0cm" fo:margin-top="0cm" fo:margin-bottom="0cm" fo:line-height="100%" fo:text-indent="-0.635cm" style:auto-text-indent="false"/>
    </style:style>
    <style:style style:name="P15" style:family="paragraph" style:parent-style-name="Standard" style:list-style-name="WWNum3">
      <style:paragraph-properties fo:margin-left="2.54cm" fo:margin-right="0cm" fo:margin-top="0cm" fo:margin-bottom="0cm" fo:line-height="100%" fo:text-indent="-0.635cm" style:auto-text-indent="false"/>
    </style:style>
    <style:style style:name="P16" style:family="paragraph" style:parent-style-name="Standard" style:list-style-name="WWNum1">
      <style:paragraph-properties fo:margin-left="2.54cm" fo:margin-right="0cm" fo:margin-top="0.423cm" fo:margin-bottom="0cm" fo:line-height="100%" fo:text-indent="-0.635cm" style:auto-text-indent="false"/>
    </style:style>
    <style:style style:name="P17" style:family="paragraph" style:parent-style-name="Standard" style:list-style-name="WWNum5">
      <style:paragraph-properties fo:margin-left="2.54cm" fo:margin-right="0cm" fo:margin-top="0.423cm" fo:margin-bottom="0cm" fo:line-height="100%" fo:text-indent="-0.635cm" style:auto-text-indent="false"/>
    </style:style>
    <style:style style:name="P18" style:family="paragraph" style:parent-style-name="Standard" style:list-style-name="WWNum6">
      <style:paragraph-properties fo:margin-left="2.54cm" fo:margin-right="0cm" fo:margin-top="0.423cm" fo:margin-bottom="0cm" fo:line-height="100%" fo:text-indent="-0.635cm" style:auto-text-indent="false"/>
    </style:style>
    <style:style style:name="P19" style:family="paragraph" style:parent-style-name="Standard" style:list-style-name="WWNum2">
      <style:paragraph-properties fo:margin-left="2.54cm" fo:margin-right="0cm" fo:margin-top="0.423cm" fo:margin-bottom="0cm" fo:line-height="100%" fo:text-indent="-0.635cm" style:auto-text-indent="false"/>
    </style:style>
    <style:style style:name="P20" style:family="paragraph" style:parent-style-name="Standard" style:list-style-name="WWNum3">
      <style:paragraph-properties fo:margin-left="2.54cm" fo:margin-right="0cm" fo:margin-top="0.423cm" fo:margin-bottom="0cm" fo:line-height="100%" fo:text-indent="-0.635cm" style:auto-text-indent="false"/>
    </style:style>
    <style:style style:name="P21" style:family="paragraph" style:parent-style-name="Standard" style:list-style-name="WWNum1">
      <style:paragraph-properties fo:margin-left="2.54cm" fo:margin-right="0cm" fo:margin-top="0cm" fo:margin-bottom="0.423cm" fo:line-height="100%" fo:text-indent="-0.635cm" style:auto-text-indent="false"/>
    </style:style>
    <style:style style:name="P22" style:family="paragraph" style:parent-style-name="Standard" style:list-style-name="WWNum5">
      <style:paragraph-properties fo:margin-left="2.54cm" fo:margin-right="0cm" fo:margin-top="0cm" fo:margin-bottom="0.423cm" fo:line-height="100%" fo:text-indent="-0.635cm" style:auto-text-indent="false"/>
    </style:style>
    <style:style style:name="P23" style:family="paragraph" style:parent-style-name="Standard" style:list-style-name="WWNum6">
      <style:paragraph-properties fo:margin-left="2.54cm" fo:margin-right="0cm" fo:margin-top="0cm" fo:margin-bottom="0.423cm" fo:line-height="100%" fo:text-indent="-0.635cm" style:auto-text-indent="false"/>
    </style:style>
    <style:style style:name="P24" style:family="paragraph" style:parent-style-name="Standard" style:list-style-name="WWNum2">
      <style:paragraph-properties fo:margin-left="2.54cm" fo:margin-right="0cm" fo:margin-top="0cm" fo:margin-bottom="0.423cm" fo:line-height="100%" fo:text-indent="-0.635cm" style:auto-text-indent="false"/>
    </style:style>
    <style:style style:name="P25" style:family="paragraph" style:parent-style-name="Standard" style:list-style-name="WWNum3">
      <style:paragraph-properties fo:margin-left="2.54cm" fo:margin-right="0cm" fo:margin-top="0cm" fo:margin-bottom="0.423cm" fo:line-height="100%" fo:text-indent="-0.635cm" style:auto-text-indent="false"/>
    </style:style>
    <style:style style:name="P26" style:family="paragraph" style:parent-style-name="Standard" style:list-style-name="WWNum1">
      <style:paragraph-properties fo:margin-left="2.54cm" fo:margin-right="0cm" fo:margin-top="0.423cm" fo:margin-bottom="0.423cm" fo:line-height="100%" fo:text-indent="-0.635cm" style:auto-text-indent="false"/>
    </style:style>
    <style:style style:name="P27" style:family="paragraph" style:parent-style-name="Standard" style:list-style-name="WWNum5">
      <style:paragraph-properties fo:margin-left="2.54cm" fo:margin-right="0cm" fo:margin-top="0.423cm" fo:margin-bottom="0.423cm" fo:line-height="100%" fo:text-indent="-0.635cm" style:auto-text-indent="false"/>
    </style:style>
    <style:style style:name="P28" style:family="paragraph" style:parent-style-name="Standard" style:list-style-name="WWNum4">
      <style:paragraph-properties fo:margin-left="2.54cm" fo:margin-right="0cm" fo:margin-top="0.423cm" fo:margin-bottom="0.423cm" fo:line-height="100%" fo:text-indent="-0.635cm" style:auto-text-indent="false"/>
    </style:style>
    <style:style style:name="P29" style:family="paragraph" style:parent-style-name="Standard">
      <style:paragraph-properties fo:margin-top="0.423cm" fo:margin-bottom="0.423cm" fo:line-height="100%"/>
    </style:style>
    <style:style style:name="P30" style:family="paragraph" style:parent-style-name="Standard">
      <style:paragraph-properties fo:margin-top="0.423cm" fo:margin-bottom="0.423cm" fo:line-height="100%" fo:break-before="page"/>
    </style:style>
    <style:style style:name="P31" style:family="paragraph" style:parent-style-name="Contents_20_1">
      <style:paragraph-properties>
        <style:tab-stops>
          <style:tab-stop style:position="15.921cm" style:type="right" style:leader-style="dotted" style:leader-text="."/>
        </style:tab-stops>
      </style:paragraph-properties>
    </style:style>
    <style:style style:name="P32" style:family="paragraph" style:parent-style-name="Contents_20_2">
      <style:paragraph-properties>
        <style:tab-stops>
          <style:tab-stop style:position="15.921cm" style:type="right" style:leader-style="dotted" style:leader-text="."/>
        </style:tab-stops>
      </style:paragraph-properties>
    </style:style>
    <style:style style:name="P33" style:family="paragraph" style:parent-style-name="Contents_20_3">
      <style:paragraph-properties>
        <style:tab-stops>
          <style:tab-stop style:position="15.921cm" style:type="right" style:leader-style="dotted" style:leader-text="."/>
        </style:tab-stops>
      </style:paragraph-properties>
    </style:style>
    <style:style style:name="T1" style:family="text">
      <style:text-properties fo:font-size="33pt" style:font-size-asian="33pt" style:font-size-complex="33pt"/>
    </style:style>
    <style:style style:name="T2" style:family="text">
      <style:text-properties fo:font-size="59pt" style:font-size-asian="59pt" style:font-size-complex="59pt"/>
    </style:style>
    <style:style style:name="T3" style:family="text">
      <style:text-properties fo:font-variant="normal" fo:text-transform="none" style:text-line-through-style="none" style:text-position="0% 100%" style:font-name="Arial" fo:font-size="11pt" fo:font-style="normal" fo:font-weight="bold" style:font-name-asian="Arial2" style:font-size-asian="11pt" style:font-style-asian="normal" style:font-weight-asian="bold" style:font-name-complex="Arial2" style:font-size-complex="11pt"/>
    </style:style>
    <style:style style:name="T4" style:family="text">
      <style:text-properties fo:color="#000000" style:text-underline-style="none" fo:font-weight="bold" style:font-weight-asian="bold"/>
    </style:style>
    <style:style style:name="T5" style:family="text">
      <style:text-properties style:text-underline-style="none"/>
    </style:style>
    <style:style style:name="T6" style:family="text">
      <style:text-properties fo:color="#1155cc"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Bookmark"/><text:span text:style-name="T1"><text:line-break/><text:line-break/><text:line-break/></text:span><text:span text:style-name="T2">Lastenheft<text:line-break/>Intelligenter Grow Controller</text:span></text:p>
      <text:p text:style-name="Standard"/>
      <text:p text:style-name="Standard">James Salzer 25.12.2024</text:p>
      <text:p text:style-name="Standard"/>
      <text:p text:style-name="P9"/>
      <text:table-of-content text:style-name="Sect1" text:protected="true" text:name="Inhaltsverzeichnis1">
        <text:table-of-content-source text:outline-level="10"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1"><text:a xlink:type="simple" xlink:href="#__RefHeading__1524_1843157452">1. Einleitung:<text:tab/>4</text:a></text:p>
          <text:p text:style-name="P31"><text:a xlink:type="simple" xlink:href="#__RefHeading__1524_1843157452">1. Einleitung:<text:tab/>4</text:a></text:p>
          <text:p text:style-name="P31"><text:a xlink:type="simple" xlink:href="#__RefHeading__1526_1843157452">2. Anforderungen<text:tab/>8</text:a></text:p>
          <text:p text:style-name="P31"><text:a xlink:type="simple" xlink:href="#__RefHeading__1526_1843157452">2. Anforderungen<text:tab/>8</text:a></text:p>
          <text:p text:style-name="P32"><text:a xlink:type="simple" xlink:href="#__RefHeading__1528_1843157452">2.1 Funktionale Anforderungen<text:tab/>8</text:a></text:p>
          <text:p text:style-name="P32"><text:a xlink:type="simple" xlink:href="#__RefHeading__1528_1843157452">2.1 Funktionale Anforderungen<text:tab/>8</text:a></text:p>
          <text:p text:style-name="P33"><text:a xlink:type="simple" xlink:href="#__RefHeading__1530_1843157452">2.1.1 Initialisierung/Konfiguration:<text:tab/>8</text:a></text:p>
          <text:p text:style-name="P33"><text:a xlink:type="simple" xlink:href="#__RefHeading__1530_1843157452">2.1.1 Initialisierung/Konfiguration:<text:tab/>8</text:a></text:p>
          <text:p text:style-name="P33"><text:a xlink:type="simple" xlink:href="#__RefHeading__1532_1843157452">2.1.2 Sensorerfassung:<text:tab/>8</text:a></text:p>
          <text:p text:style-name="P33"><text:a xlink:type="simple" xlink:href="#__RefHeading__1532_1843157452">2.1.2 Sensorerfassung:<text:tab/>8</text:a></text:p>
          <text:p text:style-name="P33"><text:a xlink:type="simple" xlink:href="#__RefHeading__1534_1843157452">2.1.3 Aktorensteuerung:<text:tab/>8</text:a></text:p>
          <text:p text:style-name="P33"><text:a xlink:type="simple" xlink:href="#__RefHeading__1534_1843157452">2.1.3 Aktorensteuerung:<text:tab/>8</text:a></text:p>
          <text:p text:style-name="P33"><text:a xlink:type="simple" xlink:href="#__RefHeading__1536_1843157452">2.1.4 Benutzeroberfläche:<text:tab/>8</text:a></text:p>
          <text:p text:style-name="P33"><text:a xlink:type="simple" xlink:href="#__RefHeading__1536_1843157452">2.1.4 Benutzeroberfläche:<text:tab/>8</text:a></text:p>
          <text:p text:style-name="P33"><text:a xlink:type="simple" xlink:href="#__RefHeading__1538_1843157452">2.1.5 Update-Funktionalität:<text:tab/>8</text:a></text:p>
          <text:p text:style-name="P33"><text:a xlink:type="simple" xlink:href="#__RefHeading__1538_1843157452">2.1.5 Update-Funktionalität:<text:tab/>8</text:a></text:p>
          <text:p text:style-name="P33"><text:a xlink:type="simple" xlink:href="#__RefHeading__1540_1843157452">2.1.6 Sicherheit:<text:tab/>9</text:a></text:p>
          <text:p text:style-name="P33"><text:a xlink:type="simple" xlink:href="#__RefHeading__1540_1843157452">2.1.6 Sicherheit:<text:tab/>9</text:a></text:p>
          <text:p text:style-name="P33"><text:a xlink:type="simple" xlink:href="#__RefHeading__1542_1843157452">2.1.7 Factory Reset:<text:tab/>9</text:a></text:p>
          <text:p text:style-name="P33"><text:a xlink:type="simple" xlink:href="#__RefHeading__1542_1843157452">2.1.7 Factory Reset:<text:tab/>9</text:a></text:p>
          <text:p text:style-name="P32"><text:a xlink:type="simple" xlink:href="#__RefHeading__1544_1843157452">2.2 Nicht-funktionale Anforderungen<text:tab/>9</text:a></text:p>
          <text:p text:style-name="P32"><text:a xlink:type="simple" xlink:href="#__RefHeading__1544_1843157452">2.2 Nicht-funktionale Anforderungen<text:tab/>9</text:a></text:p>
          <text:p text:style-name="P33"><text:a xlink:type="simple" xlink:href="#__RefHeading__1546_1843157452">2.2.1 Performance:<text:tab/>9</text:a></text:p>
          <text:p text:style-name="P33"><text:a xlink:type="simple" xlink:href="#__RefHeading__1546_1843157452">2.2.1 Performance:<text:tab/>9</text:a></text:p>
          <text:p text:style-name="P33"><text:a xlink:type="simple" xlink:href="#__RefHeading__1548_1843157452">2.2.2 Benutzerfreundlichkeit:<text:tab/>9</text:a></text:p>
          <text:p text:style-name="P33"><text:a xlink:type="simple" xlink:href="#__RefHeading__1548_1843157452">2.2.2 Benutzerfreundlichkeit:<text:tab/>9</text:a></text:p>
          <text:p text:style-name="P33"><text:a xlink:type="simple" xlink:href="#__RefHeading__1550_1843157452">2.2.3 Wartbarkeit:<text:tab/>9</text:a></text:p>
          <text:p text:style-name="P33"><text:a xlink:type="simple" xlink:href="#__RefHeading__1550_1843157452">2.2.3 Wartbarkeit:<text:tab/>9</text:a></text:p>
          <text:p text:style-name="P33"><text:a xlink:type="simple" xlink:href="#__RefHeading__1552_1843157452">2.2.4 Zuverlässigkeit:<text:tab/>9</text:a></text:p>
          <text:p text:style-name="P33"><text:a xlink:type="simple" xlink:href="#__RefHeading__1552_1843157452">2.2.4 Zuverlässigkeit:<text:tab/>9</text:a></text:p>
          <text:p text:style-name="P31"><text:a xlink:type="simple" xlink:href="#__RefHeading__1554_1843157452">3. Schnittstellen<text:tab/>10</text:a></text:p>
          <text:p text:style-name="P31"><text:a xlink:type="simple" xlink:href="#__RefHeading__1554_1843157452">3. Schnittstellen<text:tab/>10</text:a></text:p>
          <text:p text:style-name="P32"><text:a xlink:type="simple" xlink:href="#__RefHeading__1556_1843157452">3.1 Hardware-Schnittstellen:<text:tab/>10</text:a></text:p>
          <text:p text:style-name="P32"><text:a xlink:type="simple" xlink:href="#__RefHeading__1556_1843157452">3.1 Hardware-Schnittstellen:<text:tab/>10</text:a></text:p>
          <text:p text:style-name="P32"><text:a xlink:type="simple" xlink:href="#__RefHeading__1558_1843157452">3.2 Software-Schnittstellen:<text:tab/>10</text:a></text:p>
          <text:p text:style-name="P32"><text:a xlink:type="simple" xlink:href="#__RefHeading__1558_1843157452">3.2 Software-Schnittstellen:<text:tab/>10</text:a></text:p>
          <text:p text:style-name="P31"><text:a xlink:type="simple" xlink:href="#__RefHeading__1560_1843157452">4. Rahmenbedingungen<text:tab/>11</text:a></text:p>
          <text:p text:style-name="P31"><text:a xlink:type="simple" xlink:href="#__RefHeading__1560_1843157452">4. Rahmenbedingungen<text:tab/>11</text:a></text:p>
          <text:p text:style-name="P32"><text:a xlink:type="simple" xlink:href="#__RefHeading__1562_1843157452">4.1 Hardware:<text:tab/>11</text:a></text:p>
          <text:p text:style-name="P32"><text:a xlink:type="simple" xlink:href="#__RefHeading__1562_1843157452">4.1 Hardware:<text:tab/>11</text:a></text:p>
          <text:p text:style-name="P32"><text:a xlink:type="simple" xlink:href="#__RefHeading__1564_1843157452">4.2 Software:<text:tab/>11</text:a></text:p>
          <text:p text:style-name="P32"><text:a xlink:type="simple" xlink:href="#__RefHeading__1564_1843157452">4.2 Software:<text:tab/>11</text:a></text:p>
          <text:p text:style-name="P32"><text:a xlink:type="simple" xlink:href="#__RefHeading__1566_1843157452">4.3 Entwicklungsumgebung:<text:tab/>11</text:a></text:p>
          <text:p text:style-name="P32"><text:a xlink:type="simple" xlink:href="#__RefHeading__1566_1843157452">4.3 Entwicklungsumgebung:<text:tab/>11</text:a></text:p>
          <text:p text:style-name="P31"><text:a xlink:type="simple" xlink:href="#__RefHeading__1568_1843157452">5. Glossar<text:tab/>12</text:a></text:p>
          <text:p text:style-name="P31"><text:a xlink:type="simple" xlink:href="#__RefHeading__1568_1843157452">5. Glossar<text:tab/>12</text:a></text:p>
          <text:p text:style-name="P32"><text:a xlink:type="simple" xlink:href="#__RefHeading__1570_1843157452">5.1 Controller:<text:tab/>12</text:a></text:p>
          <text:p text:style-name="P32"><text:soft-page-break/><text:a xlink:type="simple" xlink:href="#__RefHeading__1570_1843157452">5.1 Controller:<text:tab/>12</text:a></text:p>
          <text:p text:style-name="P32"><text:a xlink:type="simple" xlink:href="#__RefHeading__1572_1843157452">5.2 Aktor:<text:tab/>12</text:a></text:p>
          <text:p text:style-name="P32"><text:a xlink:type="simple" xlink:href="#__RefHeading__1572_1843157452">5.2 Aktor:<text:tab/>12</text:a></text:p>
          <text:p text:style-name="P32"><text:a xlink:type="simple" xlink:href="#__RefHeading__1574_1843157452">5.3 Sensor:<text:tab/>12</text:a></text:p>
          <text:p text:style-name="P32"><text:a xlink:type="simple" xlink:href="#__RefHeading__1574_1843157452">5.3 Sensor:<text:tab/>12</text:a></text:p>
          <text:p text:style-name="P32"><text:a xlink:type="simple" xlink:href="#__RefHeading__1576_1843157452">5.4 Dashboard:<text:tab/>12</text:a></text:p>
          <text:p text:style-name="P32"><text:a xlink:type="simple" xlink:href="#__RefHeading__1576_1843157452">5.4 Dashboard:<text:tab/>12</text:a></text:p>
          <text:p text:style-name="P32"><text:a xlink:type="simple" xlink:href="#__RefHeading__1578_1843157452">5.5 Config Liste:<text:tab/>12</text:a></text:p>
          <text:p text:style-name="P32"><text:a xlink:type="simple" xlink:href="#__RefHeading__1578_1843157452">5.5 Config Liste:<text:tab/>12</text:a></text:p>
          <text:p text:style-name="P32"><text:a xlink:type="simple" xlink:href="#__RefHeading__1580_1843157452">5.6 Funktionsblock/Modul:<text:tab/>12</text:a></text:p>
          <text:p text:style-name="P32"><text:a xlink:type="simple" xlink:href="#__RefHeading__1580_1843157452">5.6 Funktionsblock/Modul:<text:tab/>12</text:a></text:p>
        </text:index-body>
      </text:table-of-content>
      <text:p text:style-name="P10"><text:a xlink:type="simple" xlink:href="#_dgv47gl1y6y8" text:style-name="Internet_20_link" text:visited-style-name="Visited_20_Internet_20_Link"/></text:p>
      <text:p text:style-name="Standard"/>
      <text:p text:style-name="Standard"/>
      <text:p text:style-name="Standard"/>
      <text:p text:style-name="Standard"/>
      <text:p text:style-name="Standard"/>
      <text:h text:style-name="P3" text:outline-level="1"><text:bookmark-start text:name="__RefHeading__1524_1843157452"/><text:bookmark text:name="Bookmark1"/>1. Einleitung:<text:bookmark-end text:name="__RefHeading__1524_1843157452"/></text:h>
      <text:p text:style-name="Standard">Noch ein kleines Vorwort zur Einführung.</text:p>
      <text:p text:style-name="Standard">Ursprünglich war der controller als ESP32 Microcontroller geplant, aber aufgrund der komplexität und des speicherbedarfs für das Programm sowie die Funktionsblöcke, Sensorlisten und die Konfigurations Liste wurde umgedacht und Als Hardware-Plattform dient nun ein Raspberry Pi der Generation 2 oder höher, da er mit dem Programm, den Sensoren und den Aktoren um gehen kann.</text:p>
      <text:p text:style-name="Standard"/>
      <text:p text:style-name="Standard"/>
      <text:p text:style-name="Standard">Projektname: Intelligenter Grow Controller</text:p>
      <text:p text:style-name="Standard">Projektziel: Entwicklung einer flexiblen und konfigurierbaren Steuerung für Sensoren und Aktoren in einer Pflanzen Umgebung, die über ein Webinterface bedient werden kann.</text:p>
      <text:p text:style-name="Standard">Zielgruppe: Hobbygärtner, die ihre eigenen Smart-Grow-Lösungen realisieren möchten.</text:p>
      <text:p text:style-name="Standard"/>
      <text:p text:style-name="Standard">Es soll eine Steuerung für einen Grow Bereich entwickelt werden der viel wert auf anwenderfreundlichkeit legt, dazu wird eine Liste im Json Format erstellt in der Sensoren aller art definiert sind, beim ersten einschalten des Controllers werden die Zugangsdaten zum lokalen netzwerk (WiFi) abgefragt, die Daten (SSID und Netzwerkschlüssel) können über ein 2,8 inch tft Touch display eingegeben wenn, WiFi Daten eingegeben wurden, wird der Controller neu gestartet und kann dann über die auf dem display angezeigte IP Adresse angesprochen werden.</text:p>
      <text:p text:style-name="Standard"/>
      <text:p text:style-name="Standard">Sollte dies aus irgendeinem Grund nicht möglich sein, kann die Start IP (192.168.100.100) genutzt werden, um eine direkte Verbindung zum Controller herzustellen, damit die Zugangsdaten, über ein minimal Webinterface das nur 2 Textfelder für die SSID und den Netzwerkschlüssel hat, eingegeben werden können, hierzu ist die Start IP mit einem Aufkleber am gehäuse angebracht.</text:p>
      <text:p text:style-name="Standard">.</text:p>
      <text:p text:style-name="Standard">Danach werden alle in der Liste eingetragenen Eingänge abgefragt, ob Sensoren angeschlossen sind, und es wird geprüft, welche Sensoren an diesen Eingängen angeschlossen sind.</text:p>
      <text:p text:style-name="Standard">Dazu gibt es eine i/o liste in der alle belegten ein und ausgangs pins aufgelistet sind, zudem gibt es noch die Sensoren liste in der alle Sensoren mit ihrer Sensor ID oder einem sonstigen eindeutigen merkmal gespeichert sind, für die es einen Funktionsblock oder Modul gibt, die Sensoren Liste ist nicht fix sondern wird durch Updates in einem Intervall von 2 bis 4 Wochen erweitert um die Liste der nutzbaren Sensoren ständig zu erweitern.</text:p>
      <text:p text:style-name="Standard">Bei systemkritischen Updates oder wenn Fehler entdeckt werden, kann dieser Intervall auch verkürzt werden oder wichtige Updates auch sofort ausgerollt werden. <text:s/>Wenn automatische Updates deaktiviert sind, soll der Benutzer eine Meldung auf dem Dashboard erhalten, dass ein wichtiges oder systemrelevantes Update verfügbar ist.</text:p>
      <text:p text:style-name="Standard"/>
      <text:p text:style-name="Standard">Zur eindeutigen Identifizierung der Sensoren werden diese mit einem EEPROM oder einem RFID-Chip ausgestattet. Die Sensor-ID muss 16 Byte lang sein und wird im EEPROM über das I2C-Protokoll im Adressbereich 0x50-0x5F gespeichert. Bei Verwendung eines RFID-Chips wird das ISO 14443 Protokoll verwendet. Die Sensor-ID dient zur Identifizierung des <text:soft-page-break/>Sensortyps (z.B. Temperatur, Luftfeuchtigkeit). Mehrere Sensoren desselben Typs können gleichzeitig an verschiedenen Eingängen angeschlossen werden. Die eindeutige Identifizierung eines Sensors im System erfolgt über den Anschluss-Pin. Bei der automatischen Konfiguration wird jedem erkannten Sensor der entsprechende Funktionsblock/das entsprechende Modul basierend auf seiner ID zugeordnet. Der Anschluss-Pin wird in der Konfiguration zusammen mit der Sensor-ID gespeichert.</text:p>
      <text:p text:style-name="Standard">Es muss der Fall behandelt werden, dass ein Sensor zwar ein EEPROM/RFID besitzt, aber keine gültige ID im spezifizierten Format enthält. In diesem Fall wird eine Fehlermeldung im Webinterface und auf dem TFT-Display angezeigt (z.B. "Sensor an Pin X verfügt über kein gültiges EEPROM/RFID-Format.") und in der Log-Datei protokolliert.</text:p>
      <text:p text:style-name="Standard">Wenn ein Sensor angeschlossen wird, der nicht über ein EEPROM oder einen RFID-Chip verfügt und somit nicht abgefragt werden kann, wird im Dashboard und auf dem TFT- Display eine Fehlermeldung ausgegeben mit der Bitte, diesen Sensor wieder vom System zu nehmen.</text:p>
      <text:p text:style-name="Standard">Zudem werden alle im System auftretenden Fehler in einer Log Datei, unter /var/log/growcontroller.log, im Text Format protokolliert mit Fehlermeldung, Timestamp und wenn möglich Ursache, z.B. “2023-11-06 14:10:23 +01; Der angeschlossenen Sensor wird vom System nicht unterstützt, entfernen Sie ihn bitte wieder aus dem System."; <text:s/>“Fremder Sensor ohne ID”</text:p>
      <text:p text:style-name="Standard"/>
      <text:p text:style-name="Standard">Diese informationen werden in eine Config Liste die als Tabelle in einer Sqlite DB vorliegt eingetragen, in diese liste werden auch die Funktionsblöcke oder Funktionsmodule die zu diesem Sensor gehören und notwendig sind um die Sensoren abfragen zu können eingetragen, </text:p>
      <text:p text:style-name="Standard"/>
      <text:p text:style-name="Standard">Beispiel: Es wird an Pin 1 ein DHT11 (Temperatur/Luftfeuchtigkeit) erkannt, dann wird in die Config Liste zu diesem Pin 1 eingetragen das es sich um einen DHT11 handelt und der Funktionsblock oder Funktionsmodul “DHT11” zur abfrage der Daten genutzt werden soll.</text:p>
      <text:p text:style-name="Standard">Dazu muss es natürlich für alle Sensoren, die man anschließen kann, einen Solchen Code Block geben, der dann bei Bedarf genutzt wird.</text:p>
      <text:p text:style-name="Standard"/>
      <text:p text:style-name="Standard">Im nächsten Schritt der automatischen Installation wird ein Dashboard generiert, in dem alle in der Config Liste eingetragenen Sensoren als Anzeige eingebunden werden.</text:p>
      <text:p text:style-name="Standard">Im letzten Schritt werden die Ausgänge konfiguriert, am Gehäuse muss es für jeden Ausgang eine nummerierte Buchse geben, an den der Anwender 220 Volt Geräte anstecken kann, der Anwender <text:s/>muss den Aktor benennen z.B. Ventilator, Abluft oder Wasserpumpe, usw. Es dürfen maximal 100 Zeichen in Groß- oder Kleinbuchstaben genutzt werden, unter- und bindestrich sind erlaubt, aber sonst keine Sonderzeichen. Wenn der eingegebene Text nicht regelkonform ist, wird der Anwender durch eine Hinweisbox darauf hingewiesen, was falsch ist, ebenso wenn der eingegebene Namen schon verwendet wird.</text:p>
      <text:p text:style-name="Standard">Wenn die Eingabe der Aktoren abgeschlossen ist, werden, nach einem Neustart, <text:s/>die Zustände der Ausgänge auch als Anzeige mit ins Dashboard aufgenommen.</text:p>
      <text:p text:style-name="Standard">Nun kann mit der Konfiguration begonnen werden, z.B. wenn Innentemp &gt; 28 Grad Start, Abluft bis Innentemp &lt; 25 Grad ist.</text:p>
      <text:p text:style-name="Standard"/>
      <text:p text:style-name="Standard">Zusätzlich sollten noch 4 PWM-Ausgänge mit einer Frequenz von 500 Hz und einer Auflösung von 12 Bit verfügbar sein, die speziell gekennzeichnet sind und dazu dienen, eine etwaige LED Beleuchtung zu dimmen, so kann in Verbindung mit einem Lichtsensor die für <text:soft-page-break/>die Pflanzen beste Beleuchtungsstärke erzeugt werden.</text:p>
      <text:p text:style-name="Standard"/>
      <text:p text:style-name="Standard">Wenn die Erstinstallation abgeschlossen ist, kann über das Konfigurationsmenü die Zugangsberechtigung eingeschränkt werden.</text:p>
      <text:p text:style-name="Standard">Es gibt zwei mögliche Nutzer, Besitzer und Gast, wenn die Option Zugangsberechtigung erforderlich gesetzt wurde, wird der Benutzer aufgefordert ein Passwort einzugeben, dieses Passwort wird ebenfalls in der Config Liste eingetragen.</text:p>
      <text:p text:style-name="Standard">Von nun an ist es nicht mehr möglich, ohne Eingabe des Passwortes Systemparameter zu ändern.</text:p>
      <text:p text:style-name="Standard"/>
      <text:p text:style-name="Standard">Der Gastzugang kann alles ansehen aber nichts ändern, um Parameter im System zu ändern wird das Konfigurationsmenü aufgerufen und die Zugangsbeschränkung deaktiviert, dazu muss das Passwort eingegeben werden, nach den Änderungen muss die Zugangsbeschränkung wieder aktiviert werden, wenn das system geschützt sein soll.</text:p>
      <text:p text:style-name="Standard">Wenn die Option "Zugangsberechtigung erforderlich" im Konfigurationsmenü aktiviert wird, wird der Benutzer aufgefordert, ein Passwort festzulegen. Dieses Passwort wird mit dem bcrypt-Algorithmus gehasht und mit einem zufälligen Salt versehen, bevor es in der SQLite-Datenbank gespeichert wird. Das Passwort kann im Konfigurationsmenü unter dem Punkt "Passwort ändern" geändert werden. Dazu muss zunächst das aktuelle Passwort eingegeben und anschließend das neue Passwort bestätigt werden.</text:p>
      <text:p text:style-name="Standard"/>
      <text:p text:style-name="Standard">Im Konfigurationsmenü soll es noch die Punkte Update und Factory Reset geben,</text:p>
      <text:p text:style-name="Standard">Factory Reset setzt nach einer Sicherheitsabfrage den Controller zurück in den Auslieferungszustand, das heißt alle Dateien und Einstellungen werden unwiederbringlich gelöscht.</text:p>
      <text:p text:style-name="Standard"/>
      <text:p text:style-name="Standard">In einer späteren Version soll es möglich sein, von den Einstellungen und Daten ein Backup auf den Rechner, der das Web Interface angezeigt zu ziehen und später bei Bedarf wieder einzuspielen.</text:p>
      <text:p text:style-name="Standard"/>
      <text:p text:style-name="Standard">Update ist etwas komplexer, es gibt die Option “Automatische Updates” zu aktivieren, wenn die Updates aktiviert sind, wird einmal täglich auf der Updateseite im Internet geprüft, ob neue Updates verfügbar sind und werden, wenn vorhanden, installiert. Wenn die automatischen Updates nicht aktiviert sind, wird einmal die Woche der Hinweis gegeben, dass eventuell Updates vorhanden sein könnten.</text:p>
      <text:p text:style-name="Standard">Die Updates können neue Sensor-Listen enthalten, mit denen die Palette der installierbaren Sensoren vergrößert wird, zu diesen erweiterten Listen gehören auch die Codeblöcke, die zum Abfragen der Sensoren nötig sind.</text:p>
      <text:p text:style-name="Standard">Die Updates können aber auch systemnahe Programmteile enthalten, wie z.B. eine überarbeitete Installationsroutine.</text:p>
      <text:p text:style-name="Standard">Aber bei allen Updates wird darauf geachtet, dass die Config Liste sowie sämtliche Einstellungen nicht angetastet werden.</text:p>
      <text:p text:style-name="Standard">Updates werden von<text:a xlink:type="simple" xlink:href="https://updateseite.de" text:style-name="Internet_20_link" text:visited-style-name="Visited_20_Internet_20_Link"><text:span text:style-name="T6"> https://updateseite.de</text:span></text:a> als ZIP-Archive heruntergeladen. Das Update-Skript extrahiert das Archiv in ein temporäres Verzeichnis, führt die notwendigen Installationsschritte (z.B. Kopieren von Dateien, Ausführen von Befehlen ) <text:s/>durch und führt anschließend Unit-Tests durch.</text:p>
      <text:p text:style-name="Standard">Alle durch das Update geänderten Programmteile werden mit den eigens beim Update mitgeführten Unit Tests geprüft. Die Tests prüfen alle in den Code-Blöcken enthaltenen <text:soft-page-break/>Funktionen oder Routinen, so dass die komplette Funktionalität des Updates geprüft wird.</text:p>
      <text:p text:style-name="Standard"><text:s/>Bei erfolgreicher Installation werden die Backup-Dateien gelöscht und ein Logeintrag mit dem Ergebnis "Update Pass" und der Update-Version erstellt. Bei Fehlern wird das System mithilfe der Backup-Dateien in den vorherigen Zustand zurückversetzt und ein Logeintrag mit dem Ergebnis "Update Fail" und der Update-Version erstellt. Fehler beim Herunterladen des Updates werden in der Log-Datei protokolliert und dem Benutzer im Webinterface angezeigt.</text:p>
      <text:p text:style-name="Standard"/>
      <text:h text:style-name="P4" text:outline-level="1"><text:bookmark-start text:name="__RefHeading__1526_1843157452"/><text:bookmark text:name="Bookmark2"/>2. Anforderungen<text:bookmark-end text:name="__RefHeading__1526_1843157452"/></text:h>
      <text:h text:style-name="P1" text:outline-level="2"><text:bookmark-start text:name="__RefHeading__1528_1843157452"/><text:bookmark text:name="Bookmark3"/>2.1 Funktionale Anforderungen<text:bookmark-end text:name="__RefHeading__1528_1843157452"/></text:h>
      <text:h text:style-name="P6" text:outline-level="3"><text:bookmark-start text:name="__RefHeading__1530_1843157452"/><text:bookmark text:name="Bookmark4"/>2.1.1 Initialisierung/Konfiguration:<text:bookmark-end text:name="__RefHeading__1530_1843157452"/></text:h>
      <text:list xml:id="list5588623765411984108" text:style-name="WWNum1">
        <text:list-item>
          <text:list>
            <text:list-item>
              <text:p text:style-name="P16">Abfrage der WLAN-Zugangsdaten beim ersten Start.</text:p>
            </text:list-item>
            <text:list-item>
              <text:p text:style-name="P12">Neustart des Controllers nach Eingabe der WLAN-Daten.</text:p>
            </text:list-item>
            <text:list-item>
              <text:p text:style-name="P12">Zugriff über angezeigte IP-Adresse im lokalen Netzwerk.</text:p>
            </text:list-item>
            <text:list-item>
              <text:p text:style-name="P12">Fallback-Zugriff über statische IP (192.168.100.100).</text:p>
            </text:list-item>
            <text:list-item>
              <text:p text:style-name="P12">Automatische Erkennung angeschlossener Sensoren und deren Typen.</text:p>
            </text:list-item>
            <text:list-item>
              <text:p text:style-name="P12">Zuordnung von Funktionsblöcken/Modulen zu erkannten Sensoren.</text:p>
            </text:list-item>
            <text:list-item>
              <text:p text:style-name="P12">Generierung eines initialen Dashboards mit Sensor-Anzeigen.</text:p>
            </text:list-item>
            <text:list-item>
              <text:p text:style-name="P12">Konfiguration der Aktoren (Benennung und Zuordnung zu Ausgängen).</text:p>
            </text:list-item>
            <text:list-item>
              <text:p text:style-name="P12">Aufnahme der Aktoren Zustände in das Dashboard nach Neustart.</text:p>
            </text:list-item>
            <text:list-item>
              <text:p text:style-name="P12">Konfiguration der Zugangsrechte (Besitzer/Gast) mit Passwortschutz.</text:p>
            </text:list-item>
            <text:list-item>
              <text:p text:style-name="P12">Konfigurationsmenü mit Optionen für Update und Factory Reset.</text:p>
            </text:list-item>
            <text:list-item>
              <text:p text:style-name="P21">Backup- und Restore-Funktionalität für Einstellungen und Daten (spätere Version).</text:p>
            </text:list-item>
          </text:list>
        </text:list-item>
      </text:list>
      <text:h text:style-name="P6" text:outline-level="3"><text:bookmark-start text:name="__RefHeading__1532_1843157452"/><text:bookmark text:name="Bookmark5"/>2.1.2 Sensorerfassung:<text:bookmark-end text:name="__RefHeading__1532_1843157452"/></text:h>
      <text:list xml:id="list38431613" text:continue-numbering="true" text:style-name="WWNum1">
        <text:list-item>
          <text:list>
            <text:list-item>
              <text:p text:style-name="P16">Unterstützung verschiedener Sensortypen (z.B. Temperatur, Luftfeuchtigkeit, Licht, Bodenfeuchtigkeit).</text:p>
            </text:list-item>
            <text:list-item>
              <text:p text:style-name="P12">Modulare Struktur für die Einbindung neuer Sensortypen per Update.</text:p>
            </text:list-item>
            <text:list-item>
              <text:p text:style-name="P21">Regelmäßiges Auslesen der Sensordaten.</text:p>
            </text:list-item>
          </text:list>
        </text:list-item>
      </text:list>
      <text:h text:style-name="P6" text:outline-level="3"><text:bookmark-start text:name="__RefHeading__1534_1843157452"/><text:bookmark text:name="Bookmark6"/>2.1.3 Aktorensteuerung:<text:bookmark-end text:name="__RefHeading__1534_1843157452"/></text:h>
      <text:list xml:id="list38415401" text:continue-numbering="true" text:style-name="WWNum1">
        <text:list-item>
          <text:list>
            <text:list-item>
              <text:p text:style-name="P16">Steuerung von 220V-Geräten über Relais (An/Aus).</text:p>
            </text:list-item>
            <text:list-item>
              <text:p text:style-name="P12">Steuerung von LED-Beleuchtung über vier 4 PWM-Ausgänge mit einer Frequenz von 500 Hz und einer Auflösung von 12 Bit.</text:p>
            </text:list-item>
            <text:list-item>
              <text:p text:style-name="P21">Manuelle und automatische Steuerungsmöglichkeiten (z.B. temperaturgesteuert).</text:p>
            </text:list-item>
          </text:list>
        </text:list-item>
      </text:list>
      <text:h text:style-name="P6" text:outline-level="3"><text:bookmark-start text:name="__RefHeading__1536_1843157452"/><text:bookmark text:name="Bookmark7"/>2.1.4 Benutzeroberfläche:<text:bookmark-end text:name="__RefHeading__1536_1843157452"/></text:h>
      <text:list xml:id="list38432984" text:continue-numbering="true" text:style-name="WWNum1">
        <text:list-item>
          <text:list>
            <text:list-item>
              <text:p text:style-name="P16">Webbasiertes Dashboard zur Anzeige von Sensorwerten und Aktorenzuständen.</text:p>
            </text:list-item>
            <text:list-item>
              <text:p text:style-name="P12">Konfigurationsmenü zur Anpassung von Sensor- und Aktorenparametern, Zugangsrechten, Updates und Factory Reset.</text:p>
            </text:list-item>
            <text:list-item>
              <text:p text:style-name="P12">Responsive Design für die Nutzung auf verschiedenen Geräten (Desktop, Smartphone, Tablet).</text:p>
            </text:list-item>
            <text:list-item>
              <text:p text:style-name="P21">Anzeige der IP-Adresse auf dem Display und über die serielle Schnittstelle.</text:p>
            </text:list-item>
          </text:list>
        </text:list-item>
      </text:list>
      <text:h text:style-name="P6" text:outline-level="3"><text:bookmark-start text:name="__RefHeading__1538_1843157452"/><text:bookmark text:name="Bookmark8"/>2.1.5 Update-Funktionalität:<text:bookmark-end text:name="__RefHeading__1538_1843157452"/></text:h>
      <text:list xml:id="list38437024" text:continue-numbering="true" text:style-name="WWNum1">
        <text:list-item>
          <text:list>
            <text:list-item>
              <text:p text:style-name="P16">Option für automatische Updates (täglich).</text:p>
            </text:list-item>
            <text:list-item>
              <text:p text:style-name="P12">Manuelle Update-Prüfung mit Hinweis auf verfügbare Updates (wöchentlich, wenn automatische Updates deaktiviert sind).</text:p>
            </text:list-item>
            <text:list-item>
              <text:p text:style-name="P12">Updates für Sensorlisten und zugehörige Codeblöcke.</text:p>
            </text:list-item>
            <text:list-item>
              <text:p text:style-name="P12">Updates für systemnahe Programmteile.</text:p>
            </text:list-item>
            <text:list-item>
              <text:p text:style-name="P21"><text:soft-page-break/>Beibehaltung der Konfiguration und Einstellungen bei Updates.</text:p>
            </text:list-item>
          </text:list>
        </text:list-item>
      </text:list>
      <text:h text:style-name="P6" text:outline-level="3"><text:bookmark-start text:name="__RefHeading__1540_1843157452"/><text:bookmark text:name="Bookmark9"/>2.1.6 Sicherheit:<text:bookmark-end text:name="__RefHeading__1540_1843157452"/></text:h>
      <text:list xml:id="list38412795" text:continue-numbering="true" text:style-name="WWNum1">
        <text:list-item>
          <text:list>
            <text:list-item>
              <text:p text:style-name="P16">Passwortschutz für den Zugriff auf Konfiguration und Systemparameter.</text:p>
            </text:list-item>
            <text:list-item>
              <text:p text:style-name="P21">Trennung von Benutzerrollen (Besitzer/Gast).</text:p>
            </text:list-item>
          </text:list>
        </text:list-item>
      </text:list>
      <text:h text:style-name="P6" text:outline-level="3"><text:bookmark-start text:name="__RefHeading__1542_1843157452"/><text:bookmark text:name="Bookmark10"/>2.1.7 Factory Reset:<text:bookmark-end text:name="__RefHeading__1542_1843157452"/></text:h>
      <text:list xml:id="list38423881" text:continue-numbering="true" text:style-name="WWNum1">
        <text:list-item>
          <text:list>
            <text:list-item>
              <text:p text:style-name="P26">Wiederherstellung des Auslieferungszustands nach Sicherheitsabfrage.</text:p>
            </text:list-item>
          </text:list>
        </text:list-item>
      </text:list>
      <text:h text:style-name="P1" text:outline-level="2"><text:bookmark-start text:name="__RefHeading__1544_1843157452"/><text:bookmark text:name="Bookmark11"/>2.2 Nicht-funktionale Anforderungen<text:bookmark-end text:name="__RefHeading__1544_1843157452"/></text:h>
      <text:h text:style-name="P6" text:outline-level="3"><text:bookmark-start text:name="__RefHeading__1546_1843157452"/><text:bookmark text:name="Bookmark12"/>2.2.1 Performance:<text:bookmark-end text:name="__RefHeading__1546_1843157452"/></text:h>
      <text:list xml:id="list7874934620479404709" text:style-name="WWNum5">
        <text:list-item>
          <text:list>
            <text:list-item>
              <text:p text:style-name="P17">Schnelle Reaktionszeiten des Webinterfaces von maximal 1 Sekunde.</text:p>
            </text:list-item>
            <text:list-item>
              <text:p text:style-name="P22">Geringe Latenz bei der Sensorerfassung und Aktoren Steuerung von max. 1 Sekunde.</text:p>
            </text:list-item>
          </text:list>
        </text:list-item>
      </text:list>
      <text:h text:style-name="P6" text:outline-level="3"><text:bookmark-start text:name="__RefHeading__1548_1843157452"/><text:bookmark text:name="Bookmark13"/>2.2.2 Benutzerfreundlichkeit:<text:bookmark-end text:name="__RefHeading__1548_1843157452"/></text:h>
      <text:list xml:id="list38426879" text:continue-numbering="true" text:style-name="WWNum5">
        <text:list-item>
          <text:list>
            <text:list-item>
              <text:p text:style-name="P17">Intuitive Bedienung des Web Interfaces und des Konfigurationsmenüs durch eine grafische Benutzeroberfläche.</text:p>
            </text:list-item>
            <text:list-item>
              <text:p text:style-name="P22">Übersichtliche Darstellung der Informationen durch Darstellung als Uhren, <text:s/>Balken oder in tabellarischer Form.</text:p>
            </text:list-item>
          </text:list>
        </text:list-item>
      </text:list>
      <text:h text:style-name="P6" text:outline-level="3"><text:bookmark-start text:name="__RefHeading__1550_1843157452"/><text:bookmark text:name="Bookmark14"/>2.2.3 Wartbarkeit:<text:bookmark-end text:name="__RefHeading__1550_1843157452"/></text:h>
      <text:list xml:id="list38410737" text:continue-numbering="true" text:style-name="WWNum5">
        <text:list-item>
          <text:list>
            <text:list-item>
              <text:p text:style-name="P27">Modularer Code für einfache Erweiterbarkeit und Wartung.</text:p>
            </text:list-item>
          </text:list>
        </text:list-item>
      </text:list>
      <text:h text:style-name="P6" text:outline-level="3"><text:bookmark-start text:name="__RefHeading__1552_1843157452"/><text:bookmark text:name="Bookmark15"/>2.2.4 Zuverlässigkeit:<text:bookmark-end text:name="__RefHeading__1552_1843157452"/></text:h>
      <text:list xml:id="list38421516" text:continue-numbering="true" text:style-name="WWNum5">
        <text:list-item>
          <text:list>
            <text:list-item>
              <text:p text:style-name="P27">Das System muss einen unterbrechungsfreien Betrieb von 24/7 unter typischen Umgebungsbedingungen (Temperatur 15-30°C, Luftfeuchtigkeit 30-70%) gewährleisten. Nach einem Stromausfall muss das System automatisch den Betrieb mit den zuletzt gespeicherten Einstellungen wiederaufnehmen. Die erwartete mittlere Betriebsdauer zwischen Ausfällen (MTBF) beträgt 8766 Stunden (ca. 1 Jahr) unter den spezifizierten Umgebungsbedingungen und bei sachgemäßer Verwendung des Geräts.</text:p>
            </text:list-item>
          </text:list>
        </text:list-item>
      </text:list>
      <text:p text:style-name="P29"/>
      <text:p text:style-name="P30"/>
      <text:h text:style-name="P5" text:outline-level="1"><text:bookmark-start text:name="__RefHeading__1554_1843157452"/><text:bookmark text:name="Bookmark16"/>3. Schnittstellen<text:bookmark-end text:name="__RefHeading__1554_1843157452"/></text:h>
      <text:h text:style-name="P2" text:outline-level="2"><text:bookmark-start text:name="__RefHeading__1556_1843157452"/><text:bookmark text:name="Bookmark17"/>3.1 Hardware-Schnittstellen:<text:bookmark-end text:name="__RefHeading__1556_1843157452"/></text:h>
      <text:list xml:id="list8752457905025300029" text:style-name="WWNum6">
        <text:list-item>
          <text:list>
            <text:list-item>
              <text:p text:style-name="P18">Anschlüsse für Sensoren, 4 analoge Eingänge über ADC, 20 digitale I/Os, I2C und OneWire.</text:p>
            </text:list-item>
            <text:list-item>
              <text:p text:style-name="P13">10 Anschlüsse für 220V-Geräte (Relais).</text:p>
            </text:list-item>
            <text:list-item>
              <text:p text:style-name="P13">4 PWM-Ausgänge mit einer Frequenz von 500 Hz und einer Auflösung von 12 Bit zur Ansteuerung von LED-Beleuchtung.</text:p>
            </text:list-item>
            <text:list-item>
              <text:p text:style-name="P13">2.8" TFT SPI mit 240x320 Px mit resistivem Touch Display zur Anzeige der IP-Adresse.</text:p>
            </text:list-item>
            <text:list-item>
              <text:p text:style-name="P23">Serielle Schnittstelle für Debugging und alternative IP-Anzeige über USB .</text:p>
            </text:list-item>
          </text:list>
        </text:list-item>
      </text:list>
      <text:h text:style-name="P2" text:outline-level="2"><text:bookmark-start text:name="__RefHeading__1558_1843157452"/><text:bookmark text:name="Bookmark18"/>3.2 Software-Schnittstellen:<text:bookmark-end text:name="__RefHeading__1558_1843157452"/></text:h>
      <text:list xml:id="list38433621" text:continue-numbering="true" text:style-name="WWNum6">
        <text:list-item>
          <text:list>
            <text:list-item>
              <text:p text:style-name="P18">JSON für die Liste der installierbaren Sensoren und der anfragenden Pins .</text:p>
            </text:list-item>
            <text:list-item>
              <text:p text:style-name="P13">SQLite-Datenbank zum Speichern der Konfiguration.</text:p>
            </text:list-item>
            <text:list-item>
              <text:p text:style-name="P23">HTTP/WebSockets für die Kommunikation mit dem Webinterface.</text:p>
            </text:list-item>
          </text:list>
        </text:list-item>
      </text:list>
      <text:p text:style-name="P29"/>
      <text:p text:style-name="P29"/>
      <text:p text:style-name="P30"/>
      <text:h text:style-name="P5" text:outline-level="1"><text:bookmark-start text:name="__RefHeading__1560_1843157452"/><text:bookmark text:name="Bookmark19"/>4. Rahmenbedingungen<text:bookmark-end text:name="__RefHeading__1560_1843157452"/></text:h>
      <text:h text:style-name="P2" text:outline-level="2"><text:bookmark-start text:name="__RefHeading__1562_1843157452"/><text:bookmark text:name="Bookmark20"/>4.1 Hardware:<text:bookmark-end text:name="__RefHeading__1562_1843157452"/></text:h>
      <text:list xml:id="list5873696032914708344" text:style-name="WWNum4">
        <text:list-item>
          <text:p text:style-name="P28">Raspberry Pi größer 2.</text:p>
        </text:list-item>
      </text:list>
      <text:h text:style-name="P2" text:outline-level="2"><text:bookmark-start text:name="__RefHeading__1564_1843157452"/><text:bookmark text:name="Bookmark21"/>4.2 Software:<text:bookmark-end text:name="__RefHeading__1564_1843157452"/></text:h>
      <text:list xml:id="list3043385153117041379" text:style-name="WWNum2">
        <text:list-item>
          <text:p text:style-name="P19">Das System soll mit Python 3.9 und späteren Versionen der Python 3 Serie kompatibel sein.</text:p>
        </text:list-item>
        <text:list-item>
          <text:p text:style-name="P14">Webframework Django,</text:p>
        </text:list-item>
        <text:list-item>
          <text:p text:style-name="P14">Bibliotheken für die verwendeten Sensoren und Aktoren,</text:p>
        </text:list-item>
        <text:list-item>
          <text:p text:style-name="P24">ADC-Bibliothek.</text:p>
        </text:list-item>
      </text:list>
      <text:h text:style-name="P2" text:outline-level="2"><text:bookmark-start text:name="__RefHeading__1566_1843157452"/><text:bookmark text:name="Bookmark22"/>4.3 Entwicklungsumgebung:<text:bookmark-end text:name="__RefHeading__1566_1843157452"/></text:h>
      <text:list xml:id="list7551478702286616599" text:style-name="WWNum3">
        <text:list-item>
          <text:p text:style-name="P20">Windows,</text:p>
        </text:list-item>
        <text:list-item>
          <text:p text:style-name="P15">Linux</text:p>
        </text:list-item>
        <text:list-item>
          <text:p text:style-name="P25">VSCode.</text:p>
        </text:list-item>
      </text:list>
      <text:p text:style-name="P29"/>
      <text:p text:style-name="P29"/>
      <text:p text:style-name="P30"/>
      <text:h text:style-name="P5" text:outline-level="1"><text:bookmark-start text:name="__RefHeading__1568_1843157452"/><text:bookmark text:name="Bookmark23"/>5. Glossar<text:bookmark-end text:name="__RefHeading__1568_1843157452"/></text:h>
      <text:h text:style-name="P2" text:outline-level="2"><text:bookmark-start text:name="__RefHeading__1570_1843157452"/><text:bookmark text:name="Bookmark24"/>5.1 Controller:<text:bookmark-end text:name="__RefHeading__1570_1843157452"/></text:h>
      <text:p text:style-name="P11">Der Raspberry Pi, der die Steuerung übernimmt.</text:p>
      <text:h text:style-name="P2" text:outline-level="2"><text:bookmark-start text:name="__RefHeading__1572_1843157452"/><text:bookmark text:name="Bookmark25"/>5.2 Aktor:<text:bookmark-end text:name="__RefHeading__1572_1843157452"/></text:h>
      <text:p text:style-name="P11">Ein Gerät, das vom Controller gesteuert wird (z.B. Relais, Ventilator, Pumpe, LED).</text:p>
      <text:h text:style-name="P2" text:outline-level="2"><text:bookmark-start text:name="__RefHeading__1574_1843157452"/><text:bookmark text:name="Bookmark26"/>5.3 Sensor:<text:bookmark-end text:name="__RefHeading__1574_1843157452"/></text:h>
      <text:p text:style-name="P11">Ein Gerät, das physikalische Größen misst (z.B. Temperatur, Luftfeuchtigkeit).</text:p>
      <text:h text:style-name="P2" text:outline-level="2"><text:bookmark-start text:name="__RefHeading__1576_1843157452"/><text:bookmark text:name="Bookmark27"/>5.4 Dashboard:<text:bookmark-end text:name="__RefHeading__1576_1843157452"/></text:h>
      <text:p text:style-name="P11">Die webbasierte Benutzeroberfläche zur Anzeige von Sensorwerten und Aktorenzuständen.</text:p>
      <text:h text:style-name="P2" text:outline-level="2"><text:bookmark-start text:name="__RefHeading__1578_1843157452"/><text:bookmark text:name="Bookmark28"/>5.5 Config Liste:<text:bookmark-end text:name="__RefHeading__1578_1843157452"/></text:h>
      <text:p text:style-name="P11">Die Konfigurationsdatei oder -datenbank, in der Informationen über Sensoren und Aktoren gespeichert werden.</text:p>
      <text:h text:style-name="P2" text:outline-level="2"><text:bookmark-start text:name="__RefHeading__1580_1843157452"/><text:bookmark text:name="Bookmark29"/>5.6 Funktionsblock/Modul:<text:bookmark-end text:name="__RefHeading__1580_1843157452"/></text:h>
      <text:p text:style-name="P11">Ein Codeabschnitt zur Abfrage eines bestimmten Sensortyp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de" fo:country="D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Standard">Grow Controller Lastenheft</text:p>
      </style:header>
      <style:footer>
        <text:p text:style-name="MP1">Seite <text:page-number text:select-page="current">3</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2" meta:paragraph-count="187" meta:word-count="2205" meta:character-count="16115"/>
    <dc:date>2025-01-01T18:15:58.37</dc:date>
    <dc:creator>James Salzer</dc:creator>
    <meta:generator>OpenOffice/4.1.15$Win32 OpenOffice.org_project/4115m2$Build-9813</meta:generator>
  </office:meta>
</office:document-meta>
</file>